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600DA7DC1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66" draw:marker-start="Arrow" draw:fill-color="#000000" draw:textarea-horizontal-align="justify" draw:textarea-vertical-align="middle" draw:auto-grow-height="false" fo:min-height="1.149cm" fo:min-width="2.499cm" fo:wrap-option="no-wrap"/>
    </style:style>
    <style:style style:name="gr3" style:family="graphic" style:parent-style-name="standard">
      <style:graphic-properties svg:stroke-color="#ffff66" draw:marker-start="Arrow" draw:fill-color="#000000" draw:textarea-horizontal-align="justify" draw:textarea-vertical-align="middle" draw:auto-grow-height="false" fo:min-height="1.85cm" fo:min-width="2.499cm" fo:wrap-option="no-wrap"/>
    </style:style>
    <style:style style:name="gr4" style:family="graphic" style:parent-style-name="standard">
      <style:graphic-properties svg:stroke-color="#ffff66" draw:marker-start="Arrow" draw:fill-color="#000000" draw:textarea-horizontal-align="justify" draw:textarea-vertical-align="middle" draw:auto-grow-height="false" fo:min-height="1.05cm" fo:min-width="2.499cm" fo:wrap-option="no-wrap"/>
    </style:style>
    <style:style style:name="gr5" style:family="graphic" style:parent-style-name="standard">
      <style:graphic-properties svg:stroke-color="#ffff66" draw:marker-start="Arrow" draw:fill-color="#000000" draw:textarea-horizontal-align="justify" draw:textarea-vertical-align="middle" draw:auto-grow-height="false" fo:min-height="1.487cm" fo:min-width="2.499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99" fo:font-size="11pt" style:font-size-asian="11pt" style:font-size-complex="11pt"/>
    </style:style>
    <style:style style:name="T1" style:family="text">
      <style:text-properties fo:color="#ffff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1cm" svg:y="7.725cm">
          <draw:image xlink:href="Pictures/100000000000080000000600DA7DC143.jpg" xlink:type="simple" xlink:show="embed" xlink:actuate="onLoad">
            <text:p/>
          </draw:image>
        </draw:frame>
        <draw:custom-shape draw:style-name="gr2" draw:text-style-name="P3" draw:layer="layout" svg:width="2.999cm" svg:height="1.399cm" svg:x="1.898cm" svg:y="15.8cm">
          <text:p text:style-name="P2"><text:span text:style-name="T1">Master Vol/Tone</text:span></text:p>
          <text:p text:style-name="P2"><text:span text:style-name="T1">Trackball</text:span></text:p>
          <draw:enhanced-geometry svg:viewBox="0 0 21600 21600" draw:mirror-horizontal="true" draw:type="line-callout-1" draw:modifiers="-7804.8 23158.2857142857 -1800 8562.8571428571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2.999cm" svg:height="2.1cm" svg:x="1.897cm" svg:y="13.4cm">
          <text:p text:style-name="P2"><text:span text:style-name="T1">Master &amp; Coil</text:span></text:p>
          <text:p text:style-name="P2"><text:span text:style-name="T1">Vol/Tone</text:span></text:p>
          <text:p text:style-name="P2"><text:span text:style-name="T1">Sensofoil </text:span></text:p>
          <text:p text:style-name="P2"><text:span text:style-name="T1">Pots</text:span></text:p>
          <draw:enhanced-geometry svg:viewBox="0 0 21600 21600" draw:mirror-horizontal="true" draw:type="line-callout-1" draw:modifiers="-17330.4 27120.7996192289 -1800 5695.573536411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2.999cm" svg:height="1.3cm" svg:x="1.898cm" svg:y="17.5cm">
          <text:p text:style-name="P2"><text:span text:style-name="T1">Style &amp; Preset</text:span></text:p>
          <text:p text:style-name="P2"><text:span text:style-name="T1">Selectors</text:span></text:p>
          <draw:enhanced-geometry svg:viewBox="0 0 21600 21600" draw:mirror-horizontal="true" draw:type="line-callout-1" draw:modifiers="-7639.2 8151.88316679477 -1800 9197.84780937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2.999cm" svg:height="1.3cm" svg:x="3.298cm" svg:y="19cm">
          <text:p text:style-name="P2"><text:span text:style-name="T1">LCD Display</text:span></text:p>
          <draw:enhanced-geometry svg:viewBox="0 0 21600 21600" draw:mirror-horizontal="true" draw:type="line-callout-1" draw:modifiers="-2606.4 -14676.7102229055 -1800 9197.84780937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2.999cm" svg:height="1.737cm" svg:x="7.208cm" svg:y="18.963cm">
          <text:p text:style-name="P2"><text:span text:style-name="T1">Vibrato/Tremolo</text:span></text:p>
          <text:p text:style-name="P2"><text:span text:style-name="T1">Pbs &amp; </text:span></text:p>
          <text:p text:style-name="P2"><text:span text:style-name="T1">Indicator LEDs</text:span></text:p>
          <text:p text:style-name="P2"><text:span text:style-name="T1">&amp; Aux</text:span></text:p>
          <draw:enhanced-geometry svg:viewBox="0 0 21600 21600" draw:mirror-horizontal="false" draw:type="line-callout-1" draw:modifiers="-3924 -17672.7272727273 -1800 6897.5834292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2.999cm" svg:height="2.1cm" svg:x="10.599cm" svg:y="18.3cm">
          <text:p text:style-name="P2"><text:span text:style-name="T1">Master &amp; Coil</text:span></text:p>
          <text:p text:style-name="P2"><text:span text:style-name="T1">Vol/Tone</text:span></text:p>
          <text:p text:style-name="P2"><text:span text:style-name="T1">Indicator</text:span></text:p>
          <text:p text:style-name="P2"><text:span text:style-name="T1">LEDs</text:span></text:p>
          <draw:enhanced-geometry svg:viewBox="0 0 21600 21600" draw:mirror-horizontal="false" draw:type="line-callout-1" draw:modifiers="-20275.2 -9098.52451213708 -1800 5695.573536411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7T19:58:48.176154927</dc:date>
    <dc:creator>bob </dc:creator>
    <meta:editing-duration>PT2M58S</meta:editing-duration>
    <meta:editing-cycles>2</meta:editing-cycles>
    <meta:generator>LibreOffice/4.4.6.3$Linux_X86_64 LibreOffice_project/40m0$Build-3</meta:generator>
    <meta:document-statistic meta:object-count="7"/>
  </office:meta>
</office:document-meta>
</file>